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e88c6" officeooo:paragraph-rsid="000e88c6"/>
    </style:style>
    <style:style style:name="P2" style:family="paragraph" style:parent-style-name="Standard">
      <style:text-properties officeooo:rsid="0011cb7e" officeooo:paragraph-rsid="0011cb7e"/>
    </style:style>
    <style:style style:name="P3" style:family="paragraph" style:parent-style-name="Standard">
      <style:text-properties officeooo:rsid="0013b644" officeooo:paragraph-rsid="0013b644"/>
    </style:style>
    <style:style style:name="P4" style:family="paragraph" style:parent-style-name="Standard">
      <style:text-properties officeooo:rsid="0013b644" officeooo:paragraph-rsid="0014f29e"/>
    </style:style>
    <style:style style:name="T1" style:family="text">
      <style:text-properties officeooo:rsid="0014f2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${doc['dc:title']}</text:p>
      <text:p text:style-name="P1"/>
      <text:p text:style-name="P2">Author : ${doc['dc:creator']}</text:p>
      <text:p text:style-name="P2"/>
      <text:p text:style-name="P2">Contributors : </text:p>
      <text:p text:style-name="P2">[#list doc['dc:contributors'] as contributor]</text:p>
      <text:p text:style-name="P2"><text:s/>${contributor}</text:p>
      <text:p text:style-name="P2">[/#list]</text:p>
      <text:p text:style-name="P1"/>
      <text:p text:style-name="P3">Creation Date : ${doc['dc:created']}</text:p>
      <text:p text:style-name="P3"/>
      <text:p text:style-name="P4"><text:span text:style-name="T1">Subjects :</text:span></text:p>
      <text:p text:style-name="P4"><text:span text:style-name="T1"/></text:p>
      <text:p text:style-name="P4"><text:span text:style-name="T1">[#list doc['dc:subjects'] as subject]</text:span></text:p>
      <text:p text:style-name="P4"><text:span text:style-name="T1"/></text:p>
      <text:p text:style-name="P4"><text:span text:style-name="T1">${subject}</text:span></text:p>
      <text:p text:style-name="P4"><text:span text:style-name="T1"/></text:p>
      <text:p text:style-name="P4"><text:span text:style-name="T1">[/#list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ry </meta:initial-creator>
    <meta:creation-date>2011-12-19T14:30:10</meta:creation-date>
    <dc:date>2011-12-19T15:13:34</dc:date>
    <dc:creator>tiry </dc:creator>
    <meta:editing-duration>PT00H08M11S</meta:editing-duration>
    <meta:editing-cycles>7</meta:editing-cycles>
    <meta:generator>OpenOffice.org/3.2$Unix OpenOffice.org_project/320m19$Build-9505</meta:generator>
    <meta:document-statistic meta:table-count="0" meta:image-count="0" meta:object-count="0" meta:page-count="1" meta:paragraph-count="11" meta:word-count="24" meta:character-count="231"/>
  </office:meta>
</office:document-meta>
</file>